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Otsikko_20_1" style:master-page-name="MP0">
      <style:paragraph-properties style:page-number="auto" fo:break-before="page"/>
    </style:style>
    <style:style style:name="P4" style:family="paragraph" style:parent-style-name="Standard">
      <style:paragraph-properties fo:margin-left="0cm" fo:margin-right="-0.081cm" fo:text-indent="0cm" style:auto-text-indent="false"/>
    </style:style>
    <style:style style:name="P5" style:family="paragraph" style:parent-style-name="Standard">
      <style:paragraph-properties fo:margin-left="0cm" fo:margin-right="-0.081cm" fo:text-indent="0cm" style:auto-text-indent="false"/>
      <style:text-properties officeooo:rsid="0010fb9b" officeooo:paragraph-rsid="0011ee8a"/>
    </style:style>
    <style:style style:name="P6" style:family="paragraph" style:parent-style-name="Standard">
      <style:paragraph-properties fo:margin-left="0cm" fo:margin-right="-0.081cm" fo:text-indent="0cm" style:auto-text-indent="false"/>
      <style:text-properties officeooo:paragraph-rsid="0010fb9b"/>
    </style:style>
    <style:style style:name="P7" style:family="paragraph" style:parent-style-name="Standard">
      <style:paragraph-properties fo:margin-left="0cm" fo:margin-right="-0.081cm" fo:text-indent="0cm" style:auto-text-indent="false"/>
      <style:text-properties officeooo:paragraph-rsid="0011ee8a"/>
    </style:style>
    <style:style style:name="P8" style:family="paragraph" style:parent-style-name="Standard">
      <style:text-properties officeooo:paragraph-rsid="0011ee8a"/>
    </style:style>
    <style:style style:name="P9" style:family="paragraph" style:parent-style-name="Standard">
      <style:text-properties officeooo:rsid="00129f20" officeooo:paragraph-rsid="00129f20"/>
    </style:style>
    <style:style style:name="P10" style:family="paragraph" style:parent-style-name="Standard">
      <style:paragraph-properties fo:margin-left="0cm" fo:margin-right="-0.081cm" fo:text-indent="0cm" style:auto-text-indent="false"/>
      <style:text-properties officeooo:rsid="00143638" officeooo:paragraph-rsid="00143638"/>
    </style:style>
    <style:style style:name="P11" style:family="paragraph" style:parent-style-name="Standard">
      <style:paragraph-properties fo:margin-left="0cm" fo:margin-right="-0.081cm" fo:text-indent="0cm" style:auto-text-indent="false"/>
      <style:text-properties officeooo:rsid="00143638" officeooo:paragraph-rsid="00164a17"/>
    </style:style>
    <style:style style:name="P12" style:family="paragraph" style:parent-style-name="Standard">
      <style:paragraph-properties fo:margin-left="0cm" fo:margin-right="-0.081cm" fo:text-indent="0cm" style:auto-text-indent="false"/>
      <style:text-properties officeooo:paragraph-rsid="00164a17"/>
    </style:style>
    <style:style style:name="P13" style:family="paragraph" style:parent-style-name="Text_20_body">
      <style:text-properties officeooo:rsid="00129f20" officeooo:paragraph-rsid="00129f20"/>
    </style:style>
    <style:style style:name="P14" style:family="paragraph" style:parent-style-name="Text_20_body">
      <style:text-properties officeooo:rsid="00172b38" officeooo:paragraph-rsid="00172b38"/>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10fb9b"/>
    </style:style>
    <style:style style:name="T4" style:family="text">
      <style:text-properties fo:font-variant="normal" fo:text-transform="none" fo:color="#1f2328" loext:opacity="100%" style:font-name="apple-system" fo:font-size="12pt" fo:letter-spacing="normal" fo:font-style="normal" fo:font-weight="normal"/>
    </style:style>
    <style:style style:name="T5" style:family="text">
      <style:text-properties fo:font-variant="normal" fo:text-transform="none" fo:color="#1f2328" loext:opacity="100%" style:font-name="apple-system" fo:font-size="12pt" fo:letter-spacing="normal" fo:font-style="normal" fo:font-weight="normal" officeooo:rsid="0010fb9b"/>
    </style:style>
    <style:style style:name="T6" style:family="text">
      <style:text-properties fo:font-variant="normal" fo:text-transform="none" fo:color="#1f2328" loext:opacity="100%" style:font-name="apple-system" fo:font-size="12pt" fo:letter-spacing="normal" fo:font-style="normal" fo:font-weight="normal" officeooo:rsid="0015b637"/>
    </style:style>
    <style:style style:name="T7" style:family="text">
      <style:text-properties fo:font-variant="normal" fo:text-transform="none" fo:color="#1f2328" loext:opacity="100%" style:font-name="apple-system" fo:font-size="12pt" fo:letter-spacing="normal" fo:font-style="normal" fo:font-weight="normal" officeooo:rsid="00164a17"/>
    </style:style>
    <style:style style:name="T8" style:family="text">
      <style:text-properties fo:font-variant="normal" fo:text-transform="none" fo:color="#1f2328" loext:opacity="100%" style:font-name="apple-system" fo:font-size="12pt" fo:letter-spacing="normal" fo:language="en" fo:country="US" fo:font-style="normal" fo:font-weight="normal" officeooo:rsid="00164a17"/>
    </style:style>
    <style:style style:name="T9" style:family="text">
      <style:text-properties officeooo:rsid="0011ee8a"/>
    </style:style>
    <style:style style:name="T10" style:family="text">
      <style:text-properties officeooo:rsid="00129f20"/>
    </style:style>
    <style:style style:name="T11" style:family="text">
      <style:text-properties officeooo:rsid="00164a17"/>
    </style:style>
    <style:style style:name="T12" style:family="text">
      <style:text-properties officeooo:rsid="0018a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
      <text:p text:style-name="P1"><text:span text:style-name="Kappaleen_20_oletusfontti"><text:span text:style-name="T1">This is the place to describe the technical components of your work, and refer to all the methods you used backend and usually are not interesting to your target audience.</text:span></text:span></text:p>
      <text:p text:style-name="P1"/>
      <text:p text:style-name="P1">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Kappaleen_20_oletusfontti"><text:span text:style-name="T2">FinnSentiment</text:span></text:span>] to assess user comment sentiment. Additionally, we analyzed distribution of user gender among the commenters.</text:p>
      <text:p text:style-name="P1"/>
      <text:p text:style-name="P1"/>
      <text:p text:style-name="Heading_20_3">Data collection</text:p>
      <text:p text:style-name="P1">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HS.fi comment section requires users to use their real name to be allowed to comment articles from certain topics. We decided to use comments from the politics section (<text:a xlink:type="simple" xlink:href="https://www.hs.fi/politiikka/" office:target-frame-name="_top" xlink:show="replace" text:style-name="Internet_20_link" text:visited-style-name="Visited_20_Internet_20_Link"><text:span text:style-name="Hyperlinkki">https://www.hs.fi/politiikka/</text:span></text:a>) since this is one of the sections with only real names.</text:p>
      <text:p text:style-name="P1">In order to collect comments from the API, we needed an adequate number of article Ids. In order to (semi-)automatically collect a large number of IDs, we used Selenium with a Chrome WebDriver to load the website. This was required as the page loads dynamically and not all IDs are visible initially. Minor amount of manual labour was used as we needed to scroll to the bottom of the page to activate loading of the entire page. This part could be easily automatized if more articles was needed but we <text:soft-page-break/>decided against it since we only collected IDs in two batches. When the entire page was loaded, BeatifulSoup was used to scrape the site for IDs. With the acquired IDs we called the API and received comments and related metadata such as names, number of votes and time of commenting. This data was saved in JSON format for processing.</text:p>
      <text:p text:style-name="P1"/>
      <text:p text:style-name="P1">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1"/>
      <text:p text:style-name="Heading_20_3">Data preprocessing</text:p>
      <text:p text:style-name="P1">To be able to divide the commenters by sex we used the Digital and population data service agency Finnish name statistics. We combined the lists of female and male names into one list and labelled the commenters as female or male depending on which sex had more persons with that first name. The few names with a 50-50 distribution of name holders were just labelled as NaNs.</text:p>
      <text:p text:style-name="P1"/>
      <text:p text:style-name="P1">We had around 400 comments where sex couldn’t be specified, the most common reason was that the commenters had mixed up the first name and last name fields, another reason was that the name was so rare that it wasn’t included in the name list (under 5 with that name in Finland).</text:p>
      <text:p text:style-name="P1"/>
      <text:p text:style-name="P6">Overall <text:span text:style-name="T3">we gathered</text:span> 211 articles, where 205 had some comments. <text:span text:style-name="T3">The total number of comments were 7973 and we used </text:span><text:span text:style-name="T4">7575 </text:span><text:span text:style-name="T5">in our analysis. The difference is due to comments, where we didn’t manage to label the sex of the commenter</text:span><text:span text:style-name="T4">. </text:span></text:p>
      <text:p text:style-name="P6"><text:span text:style-name="T4"/></text:p>
      <text:p text:style-name="P10"><text:span text:style-name="T4">To start the analyse of the comments, we did some preprocessing for them. First we made all words lower case and removed stop words. Quite many comments had line break tags &lt;br&gt; which we removed. </text:span><text:span text:style-name="T6">We also tried to use Snowballstemmer for Finnish to stem the words in the comments. </text:span><text:span text:style-name="T4"><text:s text:c="2"/></text:span></text:p>
      <text:p text:style-name="P1"><text:s/></text:p>
      <text:p text:style-name="Heading_20_3">Visualisation</text:p>
      <text:p text:style-name="P8"><text:span text:style-name="T3">We did a number of plots and graphs to visalize our data. </text:span><text:span text:style-name="T9">The main idea was to get an overview of the data we had. We wanted to know if we can find any patterns in the comments. We did very basic histograms on the distribution of comments per article, distribution of votes on comments </text:span><text:span text:style-name="T10">and</text:span><text:span text:style-name="T9"> </text:span><text:span text:style-name="T10">d</text:span><text:span text:style-name="T9">istribution of comment lengths (in characters). </text:span><text:span text:style-name="T10">The distribution of votes per comment revealled that most of the comments have only a few votes, however there are some comments with a huge number of votes. <text:s/></text:span></text:p>
      <text:p text:style-name="P5"/>
      <text:p text:style-name="P7"><text:span text:style-name="T10">We made a pie chart of the gender distribution of comments. </text:span><text:span text:style-name="T9">We were surprised to find out that 77.69 % of the commenters were male and only </text:span><text:soft-page-break/><text:span text:style-name="T9">22.31 % were female. It would be very interesting to get some data on the sex of the readers. </text:span></text:p>
      <text:p text:style-name="Standard"><text:line-break/><text:span text:style-name="T10">After we had done the sentiment analysis on the comments we made a histogram on the distribution of comment sentiments and a boxplot on distribution of votes in different sentiments. It showed that most of the comments are neutral (7</text:span><text:span text:style-name="T12">0</text:span><text:span text:style-name="T10"> %), some are negative (</text:span><text:span text:style-name="T12">25 %</text:span><text:span text:style-name="T10">) and only a small fragement are positie (</text:span><text:span text:style-name="T12">5 %</text:span><text:span text:style-name="T10">).</text:span></text:p>
      <text:p text:style-name="Standard"/>
      <text:p text:style-name="P9">We wanted to keep the visualization simple and clear. Therefore we used only basic histograms, pie chart and a boxplot. We focused on labeling the data and making the graphs as clear and informative as possible.</text:p>
      <text:p text:style-name="P1"/>
      <text:p text:style-name="Heading_20_3">Machine learning</text:p>
      <text:p text:style-name="P13">We used FinBERT FinnSentiment <text:span text:style-name="T11">model for classification of the comments into neutral, positive and negative ones. </text:span></text:p>
      <text:p text:style-name="P12"><text:span text:style-name="T6">We tested the Finnbert Finnsentiment model and realized it worked better on less pre-processed comments, so in the end we only removed the &lt;br&gt; tags from our comments, before giving the comments to the model to be analy</text:span><text:span text:style-name="T7">z</text:span><text:span text:style-name="T6">e</text:span><text:span text:style-name="T7">d</text:span><text:span text:style-name="T6">. </text:span><text:span text:style-name="T7">For example a use of many </text:span><text:bookmark text:name="tw-target-text"/><text:span text:style-name="T8">exclamation marks (!) made the feeling stronger and the points bigger.</text:span></text:p>
      <text:p text:style-name="P11"><text:span text:style-name="T6"/></text:p>
      <text:p text:style-name="Heading_20_3">Communication of the results</text:p>
      <text:p text:style-name="P14">A blog post seemed as the most suitable forum to communicate our results for our targer group (media houses, researchers and the general public). We added the most important graphs and results to the log post without going into too much technical details. </text:p>
      <text:p text:style-name="P1"/>
      <text:p text:style-name="P1">What worked?</text:p>
      <text:p text:style-name="P1"/>
      <text:p text:style-name="P1"/>
      <text:p text:style-name="P1"/>
      <text:p text:style-name="P1">Learning outcomes:</text:p>
      <text:p text:style-name="P1">No one of us had experience with string processing or working with texts, except for the weekly assignments in this course.</text:p>
      <text:p text:style-name="P1"/>
      <text:p text:style-name="P1"><text:span text:style-name="Kappaleen_20_oletusfontti"><text:span text:style-name="T1">Reflect on your initial mini-project canvas: what worked?</text:span></text:span></text:p>
      <text:p text:style-name="P1"><text:span text:style-name="Kappaleen_20_oletusfontti"><text:span text:style-name="T1">What didn't (and why)?</text:span></text:span></text:p>
      <text:p text:style-name="P1"><text:span text:style-name="Kappaleen_20_oletusfontti"><text:span text:style-name="T1">What changes did you have to make from your initial plan and why?</text:span></text:span></text:p>
      <text:p text:style-name="P1"><text:span text:style-name="Kappaleen_20_oletusfontti"><text:span text:style-name="T1">What would you have done differently now?</text:span></text:span></text:p>
      <text:p text:style-name="P1"><text:span text:style-name="Kappaleen_20_oletusfontti"><text:span text:style-name="T1">What would possible future steps be?</text:span></text:span></text:p>
      <text:p text:style-name="P1"/>
      <text:p text:style-name="P1"><text:span text:style-name="Kappaleen_20_oletusfontti"><text:span text:style-name="T1">Tell us about your experience, technical implementation of the project and reflect on your learning outcomes. The structure of the report is up to you. If it helps, you can use the elements of the mini-project canvas, e.g. data </text:span></text:span><text:soft-page-break/><text:span text:style-name="Kappaleen_20_oletusfontti"><text:span text:style-name="T1">collection, preprocessing, visualisations, machine learning, communication of results, building the platform, etc.</text:span></text:span></text:p>
      <text:p text:style-name="P2"/>
      <text:p text:style-name="P1">[<text:span text:style-name="Kappaleen_20_oletusfontti"><text:span text:style-name="T2">FinnSentiment</text:span></text:span>]: läh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fo:background-color="transparent"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Otsikko_20_1" style:display-name="Otsikko 1" style:family="paragraph" style:parent-style-name="Standard" style:next-style-name="Standard" style:default-outline-level="1">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size-complex="20pt" fo:hyphenate="false" loext:hyphenation-no-caps="false"/>
    </style:style>
    <style:style style:name="Otsikko_20_2" style:display-name="Otsikko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Otsikko_20_3" style:display-name="Otsikko 3" style:family="paragraph" style:parent-style-name="Standard" style:next-style-name="Standard" style:default-outline-level="3">
      <style:paragraph-properties fo:margin-top="0.282cm" fo:margin-bottom="0.141cm" style:contextual-spacing="false" fo:keep-together="always" fo:hyphenation-ladder-count="no-limit" fo:keep-with-next="always"/>
      <style:text-properties fo:color="#0f4761" loext:opacity="100%" fo:font-size="14pt" style:font-name-asian="F" style:font-family-asian="F" style:font-family-generic-asian="system" style:font-pitch-asian="variable" style:font-size-asian="14pt" style:font-size-complex="14pt" fo:hyphenate="false" loext:hyphenation-no-caps="false"/>
    </style:style>
    <style:style style:name="Otsikko_20_4" style:display-name="Otsikko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5" style:display-name="Otsikko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0f4761" loext:opacity="100%" style:font-name-asian="F" style:font-family-asian="F" style:font-family-generic-asian="system" style:font-pitch-asian="variable" fo:hyphenate="false" loext:hyphenation-no-caps="false"/>
    </style:style>
    <style:style style:name="Otsikko_20_6" style:display-name="Otsikko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7" style:display-name="Otsikko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F" style:font-family-asian="F" style:font-family-generic-asian="system" style:font-pitch-asian="variable" fo:hyphenate="false" loext:hyphenation-no-caps="false"/>
    </style:style>
    <style:style style:name="Otsikko_20_8" style:display-name="Otsikko 8" style:family="paragraph" style:parent-style-name="Standard" style:next-style-name="Standard" style:default-outline-level="8">
      <style:paragraph-properties fo:keep-together="always" fo:hyphenation-ladder-count="no-limit"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9" style:display-name="Otsikko 9" style:family="paragraph" style:parent-style-name="Standard" style:next-style-name="Standard" style:default-outline-level="9">
      <style:paragraph-properties fo:keep-together="always" fo:hyphenation-ladder-count="no-limit" fo:keep-with-next="always"/>
      <style:text-properties fo:color="#272727" loext:opacity="100%" style:font-name-asian="F" style:font-family-asian="F" style:font-family-generic-asian="system" style:font-pitch-asian="variable" fo:hyphenate="false" loext:hyphenation-no-caps="false"/>
    </style:style>
    <style:style style:name="Normaali"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uettel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Kuvaotsikko"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Otsikko" style:family="paragraph" style:parent-style-name="Standard" style:next-style-name="Standard">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size-complex="28pt" fo:hyphenate="false" loext:hyphenation-no-caps="false"/>
    </style:style>
    <style:style style:name="Alaotsikko" style:family="paragraph" style:parent-style-name="Standard" style:next-style-name="Standard">
      <style:paragraph-properties fo:margin-top="0cm" fo:margin-bottom="0.282cm" style:contextual-spacing="false" fo:hyphenation-ladder-count="no-limit"/>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style:style>
    <style:style style:name="Lainaus"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uettelokappal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Erottuva_20_lainaus" style:display-name="Erottuva lainaus"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Kappaleen_20_oletusfontti" style:display-name="Kappaleen oletusfontti" style:family="text"/>
    <style:style style:name="Heading_20_1_20_Char" style:display-name="Heading 1 Char" style:family="text" style:parent-style-name="Kappaleen_20_oletusfontti">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Heading_20_2_20_Char" style:display-name="Heading 2 Char" style:family="text" style:parent-style-name="Kappaleen_20_oletusfontti">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3_20_Char" style:display-name="Heading 3 Char" style:family="text" style:parent-style-name="Kappaleen_20_oletusfontti">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Heading_20_4_20_Char" style:display-name="Heading 4 Char" style:family="text" style:parent-style-name="Kappaleen_20_oletusfontti">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Kappaleen_20_oletusfontti">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Kappaleen_20_oletusfontti">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7_20_Char" style:display-name="Heading 7 Char" style:family="text" style:parent-style-name="Kappaleen_20_oletusfontti">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Heading_20_8_20_Char" style:display-name="Heading 8 Char" style:family="text" style:parent-style-name="Kappaleen_20_oletusfontti">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9_20_Char" style:display-name="Heading 9 Char" style:family="text" style:parent-style-name="Kappaleen_20_oletusfontti">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le_20_Char" style:display-name="Title Char" style:family="text" style:parent-style-name="Kappaleen_20_oletusfontti">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Kappaleen_20_oletusfontti">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Quote_20_Char" style:display-name="Quote Char" style:family="text" style:parent-style-name="Kappaleen_20_oletusfontti">
      <style:text-properties fo:color="#404040" loext:opacity="100%" fo:font-style="italic" style:font-style-asian="italic" style:font-style-complex="italic"/>
    </style:style>
    <style:style style:name="Voimakas_20_korostus" style:display-name="Voimakas korostus" style:family="text" style:parent-style-name="Kappaleen_20_oletusfontti">
      <style:text-properties fo:color="#0f4761" loext:opacity="100%" fo:font-style="italic" style:font-style-asian="italic" style:font-style-complex="italic"/>
    </style:style>
    <style:style style:name="Intense_20_Quote_20_Char" style:display-name="Intense Quote Char" style:family="text" style:parent-style-name="Kappaleen_20_oletusfontti">
      <style:text-properties fo:color="#0f4761" loext:opacity="100%" fo:font-style="italic" style:font-style-asian="italic" style:font-style-complex="italic"/>
    </style:style>
    <style:style style:name="Erottuva_20_viittaus" style:display-name="Erottuva viittaus" style:family="text" style:parent-style-name="Kappaleen_20_oletusfontti">
      <style:text-properties fo:font-variant="small-caps" fo:color="#0f4761" loext:opacity="100%" fo:letter-spacing="0.009cm" fo:font-weight="bold" style:font-weight-asian="bold" style:font-weight-complex="bold"/>
    </style:style>
    <style:style style:name="Hyperlinkki" style:family="text" style:parent-style-name="Kappaleen_20_oletusfontti">
      <style:text-properties fo:color="#467886" loext:opacity="100%"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i Pulli</meta:initial-creator>
    <meta:creation-date>2024-10-09T15:25:00Z</meta:creation-date>
    <dc:date>2024-10-24T10:18:14.089758113</dc:date>
    <meta:editing-cycles>14</meta:editing-cycles>
    <meta:editing-duration>PT3H4M21S</meta:editing-duration>
    <meta:document-statistic meta:table-count="0" meta:image-count="0" meta:object-count="0" meta:page-count="4" meta:paragraph-count="40" meta:word-count="1162" meta:character-count="6961" meta:non-whitespace-character-count="5827"/>
    <meta:user-defined meta:name="AppVersion">16.0000</meta:user-defined>
    <meta:template xlink:type="simple" xlink:actuate="onRequest" xlink:title="" xlink:href="Normal.dotm"/>
  </office:meta>
</office:document-meta>
</file>